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6.89cm"/>
    </style:style>
    <style:style style:name="co25" style:family="table-column">
      <style:table-column-properties fo:break-before="auto" style:column-width="10.541cm"/>
    </style:style>
    <style:style style:name="co26" style:family="table-column">
      <style:table-column-properties fo:break-before="auto" style:column-width="11.4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 table:number-rows-repeated="1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24" table:default-cell-style-name="Default"/>
        <table:table-column table:style-name="co25" table:default-cell-style-name="ce3"/>
        <table:table-column table:style-name="co26" table:default-cell-style-name="ce3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00-00-00</text:date>, <text:time style:data-style-name="N2" text:time-value="21:28:37.726306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24T21:30:26.543537554</dc:date>
    <meta:editing-duration>PT22H23M22S</meta:editing-duration>
    <meta:editing-cycles>107</meta:editing-cycles>
    <meta:generator>LibreOffice/24.8.4.2$Linux_X86_64 LibreOffice_project/480$Build-2</meta:generator>
    <meta:document-statistic meta:table-count="7" meta:cell-count="504" meta:object-count="0"/>
  </office:meta>
</office:document-meta>
</file>